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m10_00_00_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8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9" table:default-cell-style-name="ce1"/>
        <table:table-column table:style-name="co10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2016-11-16</text:date>, <text:time>11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3M3S</meta:editing-duration>
    <meta:editing-cycles>18</meta:editing-cycles>
    <meta:generator>OpenOffice/4.1.1$Win32 OpenOffice.org_project/411m6$Build-9775</meta:generator>
    <dc:date>2016-11-16T11:11:33.73</dc:date>
    <meta:document-statistic meta:table-count="4" meta:cell-count="2022" meta:object-count="0"/>
    <meta:user-defined meta:name="Info 1"/>
    <meta:user-defined meta:name="Info 2"/>
    <meta:user-defined meta:name="Info 3"/>
    <meta:user-defined meta:name="Info 4"/>
  </office:meta>
</office:document-meta>
</file>